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officeooo:rsid="00033d94" officeooo:paragraph-rsid="00033d94" style:language-asian="ja" style:country-asian="JP"/>
    </style:style>
    <style:style style:name="P3" style:family="paragraph" style:parent-style-name="Standard">
      <style:paragraph-properties fo:text-align="end" style:justify-single-word="false"/>
      <style:text-properties officeooo:rsid="00033d94" officeooo:paragraph-rsid="00033d94" style:language-asian="ja" style:country-asian="JP"/>
    </style:style>
    <style:style style:name="P4" style:family="paragraph" style:parent-style-name="Standard">
      <style:paragraph-properties fo:text-align="center" style:justify-single-word="false"/>
      <style:text-properties officeooo:rsid="000f7fcf" officeooo:paragraph-rsid="000f7fcf" style:language-asian="ja" style:country-asian="JP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000000" fo:letter-spacing="normal" officeooo:rsid="0026bd36" officeooo:paragraph-rsid="00033d94" style:font-name-asian="sans-serif" style:font-size-asian="11.25pt" style:language-asian="ja" style:country-asian="JP" style:font-style-asian="normal" style:font-weight-asian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dbacf" officeooo:paragraph-rsid="002dbacf" style:font-name-asian="sans-serif" style:font-size-asian="11.25pt" style:language-asian="ja" style:country-asian="JP" style:font-style-asian="normal" style:font-weight-asian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30995e" officeooo:paragraph-rsid="0030995e" style:font-name-asian="sans-serif" style:font-size-asian="11.25pt" style:language-asian="ja" style:country-asian="JP" style:font-style-asian="normal" style:font-weight-asian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30995e" officeooo:paragraph-rsid="0031e07d" style:font-name-asian="sans-serif" style:font-size-asian="11.25pt" style:language-asian="ja" style:country-asian="JP" style:font-style-asian="normal" style:font-weight-asian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31e07d" officeooo:paragraph-rsid="0031e07d" style:font-name-asian="sans-serif" style:font-size-asian="11.25pt" style:language-asian="ja" style:country-asian="JP" style:font-style-asian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officeooo:rsid="0030995e" officeooo:paragraph-rsid="0030995e" style:language-asian="ja" style:country-asian="JP"/>
    </style:style>
    <style:style style:name="T1" style:family="text">
      <style:text-properties officeooo:rsid="0004f664"/>
    </style:style>
    <style:style style:name="T2" style:family="text">
      <style:text-properties officeooo:rsid="0025c2f4"/>
    </style:style>
    <style:style style:name="T3" style:family="text">
      <style:text-properties officeooo:rsid="0030995e"/>
    </style:style>
    <style:style style:name="T4" style:family="text">
      <style:text-properties officeooo:rsid="0031e0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株式会社日本ファルコム様</text:p>
      <text:p text:style-name="P1"/>
      <text:p text:style-name="P4">軌跡シリーズに取り入れたいもの</text:p>
      <text:p text:style-name="P10">修練場/戦闘システム「習得」</text:p>
      <text:p text:style-name="P2"/>
      <text:p text:style-name="P3">令和2年<text:span text:style-name="T4">4</text:span>月<text:span text:style-name="T2">1</text:span>日</text:p>
      <text:p text:style-name="P3">宮坂　冬哉</text:p>
      <text:p text:style-name="P5"/>
      <text:p text:style-name="P5"/>
      <text:p text:style-name="P6">軌跡シリーズの特に強敵には「オリジナルの強技」が存在します（聖技グランドクロス等）。</text:p>
      <text:p text:style-name="P6">その技に一種の憧れのようなものを持つこともあります。</text:p>
      <text:p text:style-name="P6">その技をうてるようにするのが「習得システム」です。</text:p>
      <text:p text:style-name="P6"/>
      <text:p text:style-name="P6">・習得</text:p>
      <text:p text:style-name="P6"/>
      <text:p text:style-name="P6">技を習得するには以下の条件が必要です。</text:p>
      <text:p text:style-name="P6"/>
      <text:p text:style-name="P6">　・習得したい技を一定数以上戦闘中に発動させる（習得難易度によって回数は変動する）</text:p>
      <text:p text:style-name="P6">　・習得したい技に必要なアタックランクを超えている</text:p>
      <text:p text:style-name="P9">又は</text:p>
      <text:p text:style-name="P6">　・ショップで売っている修練の巻物で技を覚える（即時技を覚える巻物　<text:span text:style-name="T3">1個100000ミラ</text:span>）</text:p>
      <text:p text:style-name="P6"/>
      <text:p text:style-name="P6"/>
      <text:p text:style-name="P6">・修練場</text:p>
      <text:p text:style-name="P6"/>
      <text:p text:style-name="P6">習得時に必要となる要素でアタックランクがあります。アタックランクはキャラごとで固定となります。</text:p>
      <text:p text:style-name="P7">そのアタックランクを上昇させるための設備として「修練場」を新たに用意したいです。</text:p>
      <text:p text:style-name="P7"/>
      <text:p text:style-name="P7">・修練</text:p>
      <text:p text:style-name="P7"/>
      <text:p text:style-name="P7">修練は最高2段階上昇まで可能です。アタックランクがないものは修練ができません。</text:p>
      <text:p text:style-name="P7"/>
      <text:p text:style-name="P7">例：ユウナ・クロフォード　</text:p>
      <text:p text:style-name="P7"/>
      <text:p text:style-name="P8">ストライカー　斬-　突<text:span text:style-name="T4">A　撃-　剛S　→ <text:s/></text:span>斬-　突S<text:span text:style-name="T4">　撃-　剛SS</text:span></text:p>
      <text:p text:style-name="P8">ガンナー　　 斬-　突<text:span text:style-name="T4">B　撃S　剛-　→ <text:s/></text:span>斬-　突<text:span text:style-name="T4">A　撃SS　剛-</text:span></text:p>
      <text:p text:style-name="P8"/>
      <text:p text:style-name="P8">例：クルト・ヴァンダール</text:p>
      <text:p text:style-name="P8"/>
      <text:p text:style-name="P8">斬<text:span text:style-name="T4">A</text:span>　突<text:span text:style-name="T4">S　撃-　剛-　→ </text:span>斬<text:span text:style-name="T4">S</text:span>　突S<text:span text:style-name="T4">S　撃-　剛-</text:span></text:p>
      <text:p text:style-name="P8"/>
      <text:p text:style-name="P8"/>
      <text:p text:style-name="P8">・修練可能な場所　値段</text:p>
      <text:p text:style-name="P8"/>
      <text:p text:style-name="P8">修練可能な場所は　レグラム　ノルド　ユミル　リベール　を考えています。</text:p>
      <text:p text:style-name="P8">値段は一回<text:span text:style-name="T4">10000ミラと設定したいです。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ＭＳ 明朝" style:font-family-asian="'ＭＳ 明朝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5M33S</meta:editing-duration>
    <meta:editing-cycles>17</meta:editing-cycles>
    <meta:generator>LibreOffice/5.4.1.2$Windows_x86 LibreOffice_project/ea7cb86e6eeb2bf3a5af73a8f7777ac570321527</meta:generator>
    <dc:date>2020-03-31T16:48:52.835000000</dc:date>
    <meta:document-statistic meta:table-count="0" meta:image-count="0" meta:object-count="0" meta:page-count="1" meta:paragraph-count="27" meta:word-count="547" meta:character-count="601" meta:non-whitespace-character-count="559"/>
    <meta:user-defined meta:name="Info 1"/>
    <meta:user-defined meta:name="Info 2"/>
    <meta:user-defined meta:name="Info 3"/>
    <meta:user-defined meta:name="Info 4"/>
  </office:meta>
</office:document-meta>
</file>